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4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W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 https://www.ise.fraunhofer.de/content/dam/ise/de/documents/publications/studies/DE2018_ISE_Studie_Stromgestehungskosten_Erneuerbare_Energien.pdf assume all markets become mature event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 https://www.ise.fraunhofer.de/content/dam/ise/de/documents/publications/studies/DE2018_ISE_Studie_Stromgestehungskosten_Erneuerbare_Energien.pdf assume all markets become mature event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 https://www.ise.fraunhofer.de/content/dam/ise/de/documents/publications/studies/DE2018_ISE_Studie_Stromgestehungskosten_Erneuerbare_Energien.pdf assume all markets become mature eventual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extrapolated from https://doi.org/10.1016/j.ijhydene.2017.10.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extrapolated from https://doi.org/10.1016/j.ijhydene.2017.10.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- ESYS http://www.acatech.de/fileadmin/user_upload/Baumstruktur_nach_Website/Acatech/root/de/Publikationen/Materialien/ESYS_Technologiesteckbrief_Energiespeicher.pdf has 260 EUR/kW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https://nikolamotor.com/press_releases/nikola-orders-enough-electrolysis-equipment-from-nel-to-produce-40000-kgs-of-hydrogen-per-day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https://nikolamotor.com/press_releases/nikola-orders-enough-electrolysis-equipment-from-nel-to-produce-40000-kgs-of-hydrogen-per-day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https://nikolamotor.com/press_releases/nikola-orders-enough-electrolysis-equipment-from-nel-to-produce-40000-kgs-of-hydrogen-per-day-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http://hdl.handle.net/10419/80348 p.41 para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https://www.nrel.gov/docs/fy10osti/46719.pdf (0.02 $2008 -&gt; $2020 via https://www.usinflationcalculator.com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https://www.nrel.gov/docs/fy10osti/46719.pdf (0.02 $2008 -&gt; $2020 via https://www.usinflationcalculator.com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https://www.nrel.gov/docs/fy10osti/46719.pdf (0.02 $2008 -&gt; $2020 via https://www.usinflationcalculator.com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 [To be confirmed applicable for salt cavern?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 [To be confirmed applicable for salt cavern?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 [To be confirmed applicable for salt cavern?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https://www.nrel.gov/docs/fy10osti/46719.pdf (0.49 $2008 -&gt; $2020 via https://www.usinflationcalculator.com/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https://www.nrel.gov/docs/fy10osti/46719.pdf (0.49 $2008 -&gt; $2020 via https://www.usinflationcalculator.com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https://www.nrel.gov/docs/fy10osti/46719.pdf (0.49 $2008 -&gt; $2020 via https://www.usinflationcalculator.com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office:value-type="string" calcext:value-type="string">
            <text:p>http://dx.doi.org/10.1016/j.rser.2014.1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office:value-type="string" calcext:value-type="string">
            <text:p>http://dx.doi.org/10.1016/j.rser.2014.1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office:value-type="string" calcext:value-type="string">
            <text:p>http://dx.doi.org/10.1016/j.rser.2014.10.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http://dx.doi.org/10.1016/j.jpowsour.2012.09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http://dx.doi.org/10.1016/j.jpowsour.2012.09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http://dx.doi.org/10.1016/j.jpowsour.2012.09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http://dx.doi.org/10.1016/j.jpowsour.2012.09.054 consistent with https://doi.org/10.1038/nclimate2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http://dx.doi.org/10.1016/j.jpowsour.2012.09.054 consistent with https://doi.org/10.1038/nclimate2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http://dx.doi.org/10.1016/j.jpowsour.2012.09.054 consistent with https://doi.org/10.1038/nclimate25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https://www.cru.ie/wp-content/uploads/2012/07/cer12149.pdf pg 8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https://www.cru.ie/wp-content/uploads/2012/07/cer12149.pdf pg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https://www.cru.ie/wp-content/uploads/2012/07/cer12149.pdf pg 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http://www.eirgrid.ie/site-files/library/EirGrid/EWIC_IEI%20Presentation%2029.04.10.ppt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http://www.eirgrid.ie/site-files/library/EirGrid/EWIC_IEI%20Presentation%2029.04.10.ppt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http://www.eirgrid.ie/site-files/library/EirGrid/EWIC_IEI%20Presentation%2029.04.10.ppt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study 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study 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study 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EV tank-to-whe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Very rough estimate across surface ICE transport vehicles and fuels, e.g. <text:a xlink:href="https://www.sciencedirect.com/science/article/pii/S0306261920309752" xlink:type="simple">https://www.sciencedirect.com/science/article/pii/S0306261920309752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V tank-to-whe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Very rough estimate across surface ICE transport vehicles and fuels, e.g. <text:a xlink:href="https://www.sciencedirect.com/science/article/pii/S0306261920309752" xlink:type="simple">https://www.sciencedirect.com/science/article/pii/S0306261920309752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V tank-to-whe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Very rough estimate across surface ICE transport vehicles and fuels, e.g. <text:a xlink:href="https://www.sciencedirect.com/science/article/pii/S0306261920309752" xlink:type="simple">https://www.sciencedirect.com/science/article/pii/S0306261920309752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ation tank-to-thrus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y</text:p>
          </table:table-cell>
          <table:table-cell office:value-type="string" calcext:value-type="string">
            <text:p>Very rough estimate across aircraft, e.g. <text:a xlink:href="https://en.wikipedia.org/wiki/Jet_engine#Energy_efficiency_relating_to_aircraft_jet_engines" xlink:type="simple">https://en.wikipedia.org/wiki/Jet_engine#Energy_efficiency_relating_to_aircraft_jet_engines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viation tank-to-thrus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y</text:p>
          </table:table-cell>
          <table:table-cell office:value-type="string" calcext:value-type="string">
            <text:p>Very rough estimate across aircraft, e.g. <text:a xlink:href="https://en.wikipedia.org/wiki/Jet_engine#Energy_efficiency_relating_to_aircraft_jet_engines" xlink:type="simple">https://en.wikipedia.org/wiki/Jet_engine#Energy_efficiency_relating_to_aircraft_jet_engines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viation tank-to-thrus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y</text:p>
          </table:table-cell>
          <table:table-cell office:value-type="string" calcext:value-type="string">
            <text:p>Very rough estimate across aircraft, e.g. <text:a xlink:href="https://en.wikipedia.org/wiki/Jet_engine#Energy_efficiency_relating_to_aircraft_jet_engines" xlink:type="simple">https://en.wikipedia.org/wiki/Jet_engine#Energy_efficiency_relating_to_aircraft_jet_engines</text:a>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3T11:22:10.536116231</dc:date>
    <meta:editing-duration>PT17H49M23S</meta:editing-duration>
    <meta:editing-cycles>4</meta:editing-cycles>
    <meta:generator>LibreOffice/6.0.7.3$Linux_X86_64 LibreOffice_project/00m0$Build-3</meta:generator>
    <meta:document-statistic meta:table-count="1" meta:cell-count="612" meta:object-count="0"/>
  </office:meta>
</office:document-meta>
</file>